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0303a7"/>
    </style:style>
    <style:style style:name="T1" style:family="text">
      <style:text-properties officeooo:rsid="000303a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There is currently a lack of undertanding concerning the link between term-phrasing in financial transcripts and its affects on the volatility of corresponding stock prices, which this project intends to address. Existing reports on this topic show a strong correlation between the phrasing of financial documents and the resulting stock volatility, but do not focus on earnings call transcripts. By utilizing text regression coupled with sentiment analysis, this project analyzes company transcripts for key terms, which are then further analyzed for sentiment and weighted accordingly. Required to complete the project is a better understanding of basic machine learning techniques and algorithms, which can be obtained through internet research and academic contacts. This project should be completed by early Augu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oss</meta:initial-creator>
    <meta:creation-date>2014-06-19T10:45:04.924545704</meta:creation-date>
    <dc:date>2014-06-19T11:03:07.293752236</dc:date>
    <dc:creator>Dave Moss</dc:creator>
    <meta:editing-duration>PT2M52S</meta:editing-duration>
    <meta:editing-cycles>1</meta:editing-cycles>
    <meta:document-statistic meta:table-count="0" meta:image-count="0" meta:object-count="0" meta:page-count="1" meta:paragraph-count="1" meta:word-count="119" meta:character-count="821" meta:non-whitespace-character-count="702"/>
    <meta:generator>LibreOffice/4.2.3.3$Linux_x86 LibreOffice_project/420m0$Build-3</meta:generator>
  </office:meta>
</office:document-meta>
</file>